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aed8" officeooo:paragraph-rsid="0018aed8"/>
    </style:style>
    <style:style style:name="P2" style:family="paragraph" style:parent-style-name="Standard">
      <style:text-properties officeooo:rsid="0018aed8" officeooo:paragraph-rsid="001e0e5b"/>
    </style:style>
    <style:style style:name="P3" style:family="paragraph" style:parent-style-name="Standard">
      <style:text-properties fo:font-weight="bold" officeooo:rsid="0018aed8" officeooo:paragraph-rsid="0018aed8" style:font-weight-asian="bold" style:font-weight-complex="bold"/>
    </style:style>
    <style:style style:name="P4" style:family="paragraph" style:parent-style-name="Standard">
      <style:text-properties officeooo:rsid="001a4d6b" officeooo:paragraph-rsid="001a4d6b"/>
    </style:style>
    <style:style style:name="P5" style:family="paragraph" style:parent-style-name="Standard">
      <style:text-properties fo:color="#1c3687" fo:font-weight="bold" officeooo:rsid="0018aed8" officeooo:paragraph-rsid="0018aed8" style:font-weight-asian="bold" style:font-weight-complex="bold"/>
    </style:style>
    <style:style style:name="P6" style:family="paragraph" style:parent-style-name="Standard">
      <style:text-properties fo:color="#1c3687" fo:font-weight="bold" officeooo:rsid="001bef81" officeooo:paragraph-rsid="0018aed8" style:font-weight-asian="bold" style:font-weight-complex="bold"/>
    </style:style>
    <style:style style:name="P7" style:family="paragraph" style:parent-style-name="Standard">
      <style:text-properties fo:color="#1c3687" fo:font-weight="bold" officeooo:rsid="001bef81" officeooo:paragraph-rsid="001bef81" style:font-weight-asian="bold" style:font-weight-complex="bold"/>
    </style:style>
    <style:style style:name="P8" style:family="paragraph" style:parent-style-name="Standard">
      <style:text-properties fo:color="#1c3687" fo:font-weight="bold" officeooo:rsid="001d42dd" officeooo:paragraph-rsid="001d42dd" style:font-weight-asian="bold" style:font-weight-complex="bold"/>
    </style:style>
    <style:style style:name="P9" style:family="paragraph" style:parent-style-name="Standard">
      <style:text-properties fo:color="#1c3687" officeooo:rsid="001d42dd" officeooo:paragraph-rsid="001d42dd"/>
    </style:style>
    <style:style style:name="P10" style:family="paragraph" style:parent-style-name="Standard">
      <style:text-properties fo:color="#1c3687" fo:font-size="9pt" officeooo:rsid="001a4d6b" officeooo:paragraph-rsid="001a4d6b" style:font-size-asian="9pt" style:font-size-complex="9pt"/>
    </style:style>
    <style:style style:name="P11" style:family="paragraph" style:parent-style-name="Standard">
      <style:text-properties fo:color="#1c3687" fo:font-size="9pt" officeooo:rsid="002075f5" officeooo:paragraph-rsid="002075f5" style:font-size-asian="9pt" style:font-size-complex="9pt"/>
    </style:style>
    <style:style style:name="P12" style:family="paragraph" style:parent-style-name="Standard">
      <style:text-properties fo:color="#1c3687" fo:font-size="9pt" fo:font-weight="bold" officeooo:rsid="001d42dd" officeooo:paragraph-rsid="001e0e5b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1c3687" fo:font-size="20pt" officeooo:rsid="001e0e5b" officeooo:paragraph-rsid="001fb22a" style:font-size-asian="17.5pt" style:font-size-complex="20pt"/>
    </style:style>
    <style:style style:name="P14" style:family="paragraph" style:parent-style-name="Standard">
      <style:text-properties fo:color="#1c3687" fo:font-size="20pt" fo:font-weight="bold" officeooo:rsid="001e0e5b" officeooo:paragraph-rsid="001fb22a" style:font-size-asian="17.5pt" style:font-weight-asian="bold" style:font-size-complex="20pt" style:font-weight-complex="bold"/>
    </style:style>
    <style:style style:name="P15" style:family="paragraph" style:parent-style-name="Standard">
      <style:text-properties fo:color="#1c3687" fo:font-size="20pt" fo:font-weight="bold" officeooo:rsid="001e0e5b" officeooo:paragraph-rsid="002075f5" style:font-size-asian="17.5pt" style:font-weight-asian="bold" style:font-size-complex="20pt" style:font-weight-complex="bold"/>
    </style:style>
    <style:style style:name="P16" style:family="paragraph" style:parent-style-name="Standard">
      <style:text-properties fo:color="#1c3687" fo:font-size="20pt" fo:font-weight="bold" officeooo:rsid="001e0e5b" officeooo:paragraph-rsid="00208921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size="19pt" fo:font-weight="bold" officeooo:rsid="0018aed8" officeooo:paragraph-rsid="0018aed8" style:font-size-asian="19pt" style:font-weight-asian="bold" style:font-size-complex="19pt" style:font-weight-complex="bold"/>
    </style:style>
    <style:style style:name="P18" style:family="paragraph" style:parent-style-name="Standard">
      <style:text-properties fo:font-size="19pt" fo:font-weight="normal" officeooo:rsid="001bef81" officeooo:paragraph-rsid="001bef81" style:font-size-asian="19pt" style:font-weight-asian="normal" style:font-size-complex="19pt" style:font-weight-complex="normal"/>
    </style:style>
    <style:style style:name="P19" style:family="paragraph" style:parent-style-name="Standard">
      <style:text-properties fo:font-weight="normal" officeooo:rsid="0018aed8" officeooo:paragraph-rsid="0018aed8" style:font-weight-asian="normal" style:font-weight-complex="normal"/>
    </style:style>
    <style:style style:name="P20" style:family="paragraph" style:parent-style-name="Standard">
      <style:text-properties fo:color="#ed1c24" fo:font-size="9pt" officeooo:rsid="002075f5" officeooo:paragraph-rsid="002075f5" style:font-size-asian="9pt" style:font-size-complex="9pt"/>
    </style:style>
    <style:style style:name="P21" style:family="paragraph" style:parent-style-name="Standard">
      <style:text-properties fo:font-size="15pt" fo:font-weight="normal" officeooo:rsid="001a4d6b" officeooo:paragraph-rsid="001a4d6b" style:font-size-asian="15pt" style:font-weight-asian="normal" style:font-size-complex="15pt" style:font-weight-complex="normal"/>
    </style:style>
    <style:style style:name="P22" style:family="paragraph" style:parent-style-name="Standard">
      <style:text-properties fo:color="#111111" fo:font-size="12pt" fo:font-weight="bold" officeooo:rsid="001dab1b" officeooo:paragraph-rsid="001dab1b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111111" fo:font-size="12pt" officeooo:rsid="001dab1b" officeooo:paragraph-rsid="001dab1b" style:font-size-asian="12pt" style:font-size-complex="12pt"/>
    </style:style>
    <style:style style:name="P24" style:family="paragraph" style:parent-style-name="Standard">
      <style:text-properties fo:color="#111111" fo:font-weight="bold" officeooo:rsid="001bef81" officeooo:paragraph-rsid="001bef81" style:font-weight-asian="bold" style:font-weight-complex="bold"/>
    </style:style>
    <style:style style:name="P25" style:family="paragraph" style:parent-style-name="Standard">
      <style:text-properties fo:color="#111111" fo:font-weight="bold" officeooo:rsid="001d42dd" officeooo:paragraph-rsid="001d42dd" style:font-weight-asian="bold" style:font-weight-complex="bold"/>
    </style:style>
    <style:style style:name="P26" style:family="paragraph" style:parent-style-name="Standard">
      <style:text-properties fo:color="#111111" fo:font-weight="bold" officeooo:rsid="001d42dd" officeooo:paragraph-rsid="001e0e5b" style:font-weight-asian="bold" style:font-weight-complex="bold"/>
    </style:style>
    <style:style style:name="P27" style:family="paragraph" style:parent-style-name="Standard">
      <style:text-properties fo:color="#111111" fo:font-weight="bold" officeooo:rsid="001d42dd" officeooo:paragraph-rsid="001a4d6b" style:font-weight-asian="bold" style:font-weight-complex="bold"/>
    </style:style>
    <style:style style:name="P28" style:family="paragraph" style:parent-style-name="Standard">
      <style:text-properties fo:font-size="9pt" officeooo:rsid="001dab1b" officeooo:paragraph-rsid="001dab1b" style:font-size-asian="9pt" style:font-size-complex="9pt"/>
    </style:style>
    <style:style style:name="P29" style:family="paragraph" style:parent-style-name="Standard">
      <style:text-properties fo:font-size="9pt" officeooo:rsid="0018aed8" officeooo:paragraph-rsid="0018aed8" style:font-size-asian="9pt" style:font-size-complex="9pt"/>
    </style:style>
    <style:style style:name="P30" style:family="paragraph" style:parent-style-name="Standard">
      <style:text-properties fo:font-size="12pt" officeooo:rsid="001dab1b" officeooo:paragraph-rsid="001dab1b" style:font-size-asian="12pt" style:font-size-complex="12pt"/>
    </style:style>
    <style:style style:name="P31" style:family="paragraph" style:parent-style-name="Standard">
      <style:text-properties fo:font-size="20pt" officeooo:rsid="001e0e5b" officeooo:paragraph-rsid="001e0e5b" style:font-size-asian="17.5pt" style:font-size-complex="20pt"/>
    </style:style>
    <style:style style:name="P32" style:family="paragraph" style:parent-style-name="Standard">
      <style:text-properties fo:font-size="20pt" officeooo:rsid="001e0e5b" officeooo:paragraph-rsid="001fb22a" style:font-size-asian="17.5pt" style:font-size-complex="20pt"/>
    </style:style>
    <style:style style:name="P33" style:family="paragraph" style:parent-style-name="Standard">
      <style:text-properties officeooo:rsid="002075f5" officeooo:paragraph-rsid="002075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22a" style:font-weight-asian="bold" style:font-weight-complex="bold"/>
    </style:style>
    <style:style style:name="T3" style:family="text">
      <style:text-properties fo:font-size="19pt" fo:font-weight="normal" style:font-size-asian="19pt" style:font-weight-asian="normal" style:font-size-complex="19pt" style:font-weight-complex="normal"/>
    </style:style>
    <style:style style:name="T4" style:family="text">
      <style:text-properties fo:color="#1c3687" fo:font-weight="bold" style:font-weight-asian="bold" style:font-weight-complex="bold"/>
    </style:style>
    <style:style style:name="T5" style:family="text">
      <style:text-properties fo:color="#1c3687" fo:font-weight="bold" officeooo:rsid="001fb22a" style:font-weight-asian="bold" style:font-weight-complex="bold"/>
    </style:style>
    <style:style style:name="T6" style:family="text">
      <style:text-properties fo:color="#1c3687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ed1c24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ed1c24" fo:font-weight="bold" officeooo:rsid="001fb22a" style:font-weight-asian="bold" style:font-weight-complex="bold"/>
    </style:style>
    <style:style style:name="T10" style:family="text">
      <style:text-properties fo:color="#ed1c24" officeooo:rsid="001fb22a"/>
    </style:style>
    <style:style style:name="T11" style:family="text">
      <style:text-properties fo:color="#ed1c24" officeooo:rsid="00208921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1e0e5b"/>
    </style:style>
    <style:style style:name="T14" style:family="text">
      <style:text-properties officeooo:rsid="001fb22a"/>
    </style:style>
    <style:style style:name="T15" style:family="text">
      <style:text-properties officeooo:rsid="002075f5"/>
    </style:style>
    <style:style style:name="T16" style:family="text">
      <style:text-properties officeooo:rsid="002089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chlauf Test1 </text:p>
      <text:p text:style-name="P1"/>
      <text:p text:style-name="P18">Docker Containers</text:p>
      <text:p text:style-name="P19">Startzeit Test von Container: </text:p>
      <text:p text:style-name="P19"/>
      <text:p text:style-name="P24">Durchlauf 1</text:p>
      <text:p text:style-name="P5">real<text:tab/>0m3,448s</text:p>
      <text:p text:style-name="P5">user<text:tab/>0m0,031s</text:p>
      <text:p text:style-name="P5">sys<text:tab/>0m0,026s</text:p>
      <text:p text:style-name="P5"/>
      <text:p text:style-name="P24">Durchlauf 2</text:p>
      <text:p text:style-name="P5">real<text:tab/>0m4,658s</text:p>
      <text:p text:style-name="P5">user<text:tab/>0m0,036s</text:p>
      <text:p text:style-name="P5">sys<text:tab/>0m0,012s</text:p>
      <text:p text:style-name="P5"/>
      <text:p text:style-name="P24">Durchlauf 3</text:p>
      <text:p text:style-name="P7">real<text:tab/>0m4,318s</text:p>
      <text:p text:style-name="P7">user<text:tab/>0m0,026s</text:p>
      <text:p text:style-name="P7">sys<text:tab/>0m0,022s</text:p>
      <text:p text:style-name="P7"/>
      <text:p text:style-name="P24">Durchlauf 4</text:p>
      <text:p text:style-name="P7">real<text:tab/>0m5,042s</text:p>
      <text:p text:style-name="P7">user<text:tab/>0m0,041s</text:p>
      <text:p text:style-name="P7">sys<text:tab/>0m0,009s</text:p>
      <text:p text:style-name="P1"/>
      <text:p text:style-name="P4"><text:span text:style-name="T12">CPU-Benchmark Primzahltest</text:span> </text:p>
      <text:p text:style-name="P4"/>
      <text:p text:style-name="P22">Durchlauf 1</text:p>
      <text:p text:style-name="P28"><text:span text:style-name="T4"/></text:p>
      <text:p text:style-name="P28"><text:span text:style-name="T4">Threads started!</text:span></text:p>
      <text:p text:style-name="P28"><text:span text:style-name="T4">Done.</text:span></text:p>
      <text:p text:style-name="P28"><text:span text:style-name="T4"/></text:p>
      <text:p text:style-name="P28"><text:span text:style-name="T4">Maximum prime number checked in CPU test: 20000</text:span></text:p>
      <text:p text:style-name="P28"><text:span text:style-name="T4"/></text:p>
      <text:p text:style-name="P28"><text:span text:style-name="T4"/></text:p>
      <text:p text:style-name="P28"><text:span text:style-name="T4">Test execution summary:</text:span></text:p>
      <text:p text:style-name="P28"><text:span text:style-name="T4"><text:s text:c="4"/></text:span><text:span text:style-name="T8">total time: <text:s text:c="25"/>21.5957s</text:span></text:p>
      <text:p text:style-name="P28"><text:span text:style-name="T4"><text:s text:c="4"/>total number of events: <text:s text:c="13"/>10000</text:span></text:p>
      <text:p text:style-name="P28"><text:span text:style-name="T4"><text:s text:c="4"/>total time taken by event execution: 21.5833</text:span></text:p>
      <text:p text:style-name="P28"><text:span text:style-name="T4"><text:s text:c="4"/>per-request statistics:</text:span></text:p>
      <text:p text:style-name="P28"><text:span text:style-name="T4"><text:s text:c="9"/>min: <text:s text:c="33"/>1.41ms</text:span></text:p>
      <text:p text:style-name="P28"><text:span text:style-name="T4"><text:s text:c="9"/>avg: <text:s text:c="33"/>2.16ms</text:span></text:p>
      <text:p text:style-name="P28"><text:span text:style-name="T4"><text:s text:c="9"/>max: <text:s text:c="32"/>30.99ms</text:span></text:p>
      <text:p text:style-name="P28"><text:span text:style-name="T4"><text:s text:c="9"/>approx. <text:s/>95 percentile: <text:s text:c="14"/>5.49ms</text:span></text:p>
      <text:p text:style-name="P28"><text:span text:style-name="T4"/></text:p>
      <text:p text:style-name="P28"><text:span text:style-name="T4">Threads fairness:</text:span></text:p>
      <text:p text:style-name="P28"><text:span text:style-name="T4"><text:s text:c="4"/>events (avg/stddev): <text:s text:c="10"/>10000.0000/0.00</text:span></text:p>
      <text:p text:style-name="P28"><text:span text:style-name="T4"><text:s text:c="4"/>execution time (avg/stddev): <text:s text:c="2"/>21.5833/0.00</text:span></text:p>
      <text:p text:style-name="P28"><text:span text:style-name="T4"/></text:p>
      <text:p text:style-name="P28"><text:span text:style-name="T4">sysbench 0.4.12: <text:s/>multi-threaded system evaluation benchmark</text:span></text:p>
      <text:p text:style-name="P28"><text:span text:style-name="T4"/></text:p>
      <text:p text:style-name="P28"><text:span text:style-name="T4"/></text:p>
      <text:p text:style-name="P31"><text:span text:style-name="T4">Ergebnis: 321.238 / 21.6 <text:s/>= </text:span><text:span text:style-name="T8">14.872</text:span><text:span text:style-name="T4"> Rechenoperationen pro Sekunde </text:span></text:p>
      <text:p text:style-name="P28"><text:span text:style-name="T4"/></text:p>
      <text:p text:style-name="P28"><text:span text:style-name="T4"/></text:p>
      <text:p text:style-name="P30"><text:span text:style-name="T6"/></text:p>
      <text:p text:style-name="P23"><text:soft-page-break/><text:span text:style-name="T1">Durchlauf 2</text:span></text:p>
      <text:p text:style-name="P28"><text:span text:style-name="T4"/></text:p>
      <text:p text:style-name="P28"><text:span text:style-name="T4">Threads started!</text:span></text:p>
      <text:p text:style-name="P28"><text:span text:style-name="T4"/></text:p>
      <text:p text:style-name="P28"><text:span text:style-name="T4">Done.</text:span></text:p>
      <text:p text:style-name="P28"><text:span text:style-name="T4"/></text:p>
      <text:p text:style-name="P28"><text:span text:style-name="T4">Maximum prime number checked in CPU test: 20000</text:span></text:p>
      <text:p text:style-name="P28"><text:span text:style-name="T4"/></text:p>
      <text:p text:style-name="P28"><text:span text:style-name="T4"/></text:p>
      <text:p text:style-name="P28"><text:span text:style-name="T4">Test execution summary:</text:span></text:p>
      <text:p text:style-name="P28"><text:span text:style-name="T4"><text:s text:c="4"/></text:span><text:span text:style-name="T8">total time: <text:s text:c="25"/>17.6661s</text:span></text:p>
      <text:p text:style-name="P28"><text:span text:style-name="T4"><text:s text:c="4"/>total number of events: <text:s text:c="13"/>10000</text:span></text:p>
      <text:p text:style-name="P28"><text:span text:style-name="T4"><text:s text:c="4"/>total time taken by event execution: 17.6531</text:span></text:p>
      <text:p text:style-name="P28"><text:span text:style-name="T4"><text:s text:c="4"/>per-request statistics:</text:span></text:p>
      <text:p text:style-name="P28"><text:span text:style-name="T4"><text:s text:c="9"/>min: <text:s text:c="33"/>1.41ms</text:span></text:p>
      <text:p text:style-name="P28"><text:span text:style-name="T4"><text:s text:c="9"/>avg: <text:s text:c="33"/>1.77ms</text:span></text:p>
      <text:p text:style-name="P28"><text:span text:style-name="T4"><text:s text:c="9"/>max: <text:s text:c="32"/>35.57ms</text:span></text:p>
      <text:p text:style-name="P28"><text:span text:style-name="T4"><text:s text:c="9"/>approx. <text:s/>95 percentile: <text:s text:c="14"/>2.16ms</text:span></text:p>
      <text:p text:style-name="P28"><text:span text:style-name="T4"/></text:p>
      <text:p text:style-name="P28"><text:span text:style-name="T4">Threads fairness:</text:span></text:p>
      <text:p text:style-name="P28"><text:span text:style-name="T4"><text:s text:c="4"/>events (avg/stddev): <text:s text:c="10"/>10000.0000/0.00</text:span></text:p>
      <text:p text:style-name="P28"><text:span text:style-name="T4"><text:s text:c="4"/>execution time (avg/stddev): <text:s text:c="2"/>17.6531/0.00</text:span></text:p>
      <text:p text:style-name="P28"><text:span text:style-name="T4"/></text:p>
      <text:p text:style-name="P28"><text:span text:style-name="T4">sysbench 0.4.12: <text:s/>multi-threaded system evaluation benchmark</text:span></text:p>
      <text:p text:style-name="P28"><text:span text:style-name="T4"/></text:p>
      <text:p text:style-name="P31"><text:span text:style-name="T4">Ergebnis: 321.238 / 17,7 <text:s/>= </text:span><text:span text:style-name="T8">18.149 </text:span><text:span text:style-name="T4">Rechenoperationen pro Sekunde </text:span></text:p>
      <text:p text:style-name="P28"><text:span text:style-name="T4"/></text:p>
      <text:p text:style-name="P28"><text:span text:style-name="T4"/></text:p>
      <text:p text:style-name="P23"><text:span text:style-name="T1">Durchlauf 3</text:span></text:p>
      <text:p text:style-name="P28"><text:span text:style-name="T4"/></text:p>
      <text:p text:style-name="P28"><text:span text:style-name="T4">Threads started!</text:span></text:p>
      <text:p text:style-name="P28"><text:span text:style-name="T4">Done.</text:span></text:p>
      <text:p text:style-name="P28"><text:span text:style-name="T4"/></text:p>
      <text:p text:style-name="P28"><text:span text:style-name="T4">Maximum prime number checked in CPU test: 20000</text:span></text:p>
      <text:p text:style-name="P28"><text:span text:style-name="T4"/></text:p>
      <text:p text:style-name="P28"><text:span text:style-name="T4"/></text:p>
      <text:p text:style-name="P28"><text:span text:style-name="T4">Test execution summary:</text:span></text:p>
      <text:p text:style-name="P28"><text:span text:style-name="T4"><text:s text:c="4"/></text:span><text:span text:style-name="T8">total time: <text:s text:c="25"/>20.7630s</text:span></text:p>
      <text:p text:style-name="P28"><text:span text:style-name="T4"><text:s text:c="4"/>total number of events: <text:s text:c="13"/>10000</text:span></text:p>
      <text:p text:style-name="P28"><text:span text:style-name="T4"><text:s text:c="4"/>total time taken by event execution: 20.7543</text:span></text:p>
      <text:p text:style-name="P28"><text:span text:style-name="T4"><text:s text:c="4"/>per-request statistics:</text:span></text:p>
      <text:p text:style-name="P28"><text:span text:style-name="T4"><text:s text:c="9"/>min: <text:s text:c="33"/>1.41ms</text:span></text:p>
      <text:p text:style-name="P28"><text:span text:style-name="T4"><text:s text:c="9"/>avg: <text:s text:c="33"/>2.08ms</text:span></text:p>
      <text:p text:style-name="P28"><text:span text:style-name="T4"><text:s text:c="9"/>max: <text:s text:c="32"/>36.44ms</text:span></text:p>
      <text:p text:style-name="P28"><text:span text:style-name="T4"><text:s text:c="9"/>approx. <text:s/>95 percentile: <text:s text:c="14"/>4.81ms</text:span></text:p>
      <text:p text:style-name="P28"><text:span text:style-name="T4"/></text:p>
      <text:p text:style-name="P28"><text:span text:style-name="T4">Threads fairness:</text:span></text:p>
      <text:p text:style-name="P28"><text:span text:style-name="T4"><text:s text:c="4"/>events (avg/stddev): <text:s text:c="10"/>10000.0000/0.00</text:span></text:p>
      <text:p text:style-name="P28"><text:span text:style-name="T4"><text:s text:c="4"/>execution time (avg/stddev): <text:s text:c="2"/>20.7543/0.00</text:span></text:p>
      <text:p text:style-name="P29"/>
      <text:p text:style-name="P31"><text:span text:style-name="T4">Ergebnis: 321.238 / 20,8 <text:s/>= </text:span><text:span text:style-name="T8">1</text:span><text:span text:style-name="T9">5</text:span><text:span text:style-name="T8">.</text:span><text:span text:style-name="T9">444</text:span><text:span text:style-name="T4"> Rechenoperationen pro Sekunde </text:span></text:p>
      <text:p text:style-name="P29"/>
      <text:p text:style-name="P29"/>
      <text:p text:style-name="P29"/>
      <text:p text:style-name="P32"><text:span text:style-name="T5">Durchschnittlich</text:span><text:span text:style-name="T4">: 14.872 </text:span><text:span text:style-name="T5">+</text:span><text:span text:style-name="T4"> 18.149 </text:span><text:span text:style-name="T5">+</text:span><text:span text:style-name="T4"> 1</text:span><text:span text:style-name="T5">5</text:span><text:span text:style-name="T4">.</text:span><text:span text:style-name="T5">444</text:span><text:span text:style-name="T4"> = </text:span><text:span text:style-name="T8">1</text:span><text:span text:style-name="T9">6</text:span><text:span text:style-name="T8">.1</text:span><text:span text:style-name="T9">55</text:span><text:span text:style-name="T4"> Rechenoperationen pro Sekunde </text:span></text:p>
      <text:p text:style-name="P29"/>
      <text:p text:style-name="P29"/>
      <text:p text:style-name="P29"/>
      <text:p text:style-name="P1"><text:soft-page-break/><text:span text:style-name="T3">Kata-Container</text:span></text:p>
      <text:p text:style-name="P19">Startzeit Test von Container: </text:p>
      <text:p text:style-name="P24">Durchlauf 1</text:p>
      <text:p text:style-name="P5">real<text:tab/>0m3,317s</text:p>
      <text:p text:style-name="P5">user<text:tab/>0m0,040s</text:p>
      <text:p text:style-name="P5">sys<text:tab/>0m0,024s</text:p>
      <text:p text:style-name="P6"/>
      <text:p text:style-name="P25">Durchlauf 2</text:p>
      <text:p text:style-name="P8">real<text:tab/>0m4,405s</text:p>
      <text:p text:style-name="P8">user<text:tab/>0m0,028s</text:p>
      <text:p text:style-name="P8">sys<text:tab/>0m0,027s</text:p>
      <text:p text:style-name="P7"/>
      <text:p text:style-name="P24">Durchlauf 3</text:p>
      <text:p text:style-name="P7">real<text:tab/>0m3,968s</text:p>
      <text:p text:style-name="P7">user<text:tab/>0m0,021s</text:p>
      <text:p text:style-name="P7">sys<text:tab/>0m0,032s</text:p>
      <text:p text:style-name="P7"/>
      <text:p text:style-name="P24">Durchlauf 4</text:p>
      <text:p text:style-name="P7">real<text:tab/>0m4,033s</text:p>
      <text:p text:style-name="P7">user<text:tab/>0m0,025s</text:p>
      <text:p text:style-name="P7">sys<text:tab/>0m0,023s</text:p>
      <text:p text:style-name="P3"/>
      <text:p text:style-name="P21">CPU-Benchmark Primzahltest</text:p>
      <text:p text:style-name="P9"><text:span text:style-name="T1"/></text:p>
      <text:p text:style-name="P25">Durchlauf 1</text:p>
      <text:p text:style-name="P10"><text:span text:style-name="T1">Maximum prime number checked in CPU test: 20000</text:span></text:p>
      <text:p text:style-name="P10"><text:span text:style-name="T1"/></text:p>
      <text:p text:style-name="P10"><text:span text:style-name="T1"/></text:p>
      <text:p text:style-name="P10"><text:span text:style-name="T1">Test execution summary:</text:span></text:p>
      <text:p text:style-name="P10"><text:span text:style-name="T1"><text:s text:c="4"/></text:span><text:span text:style-name="T8">total time: <text:s text:c="25"/>18.0630s</text:span></text:p>
      <text:p text:style-name="P10"><text:span text:style-name="T1"><text:s text:c="4"/>total number of events: <text:s text:c="13"/>10000</text:span></text:p>
      <text:p text:style-name="P10"><text:span text:style-name="T1"><text:s text:c="4"/>total time taken by event execution: 18.0547</text:span></text:p>
      <text:p text:style-name="P10"><text:span text:style-name="T1"><text:s text:c="4"/>per-request statistics:</text:span></text:p>
      <text:p text:style-name="P10"><text:span text:style-name="T1"><text:s text:c="9"/>min: <text:s text:c="33"/>1.41ms</text:span></text:p>
      <text:p text:style-name="P10"><text:span text:style-name="T1"><text:s text:c="9"/>avg: <text:s text:c="33"/>1.81ms</text:span></text:p>
      <text:p text:style-name="P10"><text:span text:style-name="T1"><text:s text:c="9"/>max: <text:s text:c="32"/>27.78ms</text:span></text:p>
      <text:p text:style-name="P10"><text:span text:style-name="T1"><text:s text:c="9"/>approx. <text:s/>95 percentile: <text:s text:c="14"/>2.34ms</text:span></text:p>
      <text:p text:style-name="P10"><text:span text:style-name="T1"/></text:p>
      <text:p text:style-name="P10"><text:span text:style-name="T1">Threads fairness:</text:span></text:p>
      <text:p text:style-name="P10"><text:span text:style-name="T1"><text:s text:c="4"/>events (avg/stddev): <text:s text:c="10"/>10000.0000/0.00</text:span></text:p>
      <text:p text:style-name="P10"><text:span text:style-name="T1"><text:s text:c="4"/>execution time (avg/stddev): <text:s text:c="2"/>18.0547/0.00</text:span></text:p>
      <text:p text:style-name="P10"><text:span text:style-name="T1"/></text:p>
      <text:p text:style-name="P10"><text:span text:style-name="T1">sysbench 0.4.12: <text:s/>multi-threaded system evaluation benchmark</text:span></text:p>
      <text:p text:style-name="P10"><text:span text:style-name="T1"/></text:p>
      <text:p text:style-name="P13"><text:span text:style-name="T1">Ergebnis: 321.238 / </text:span><text:span text:style-name="T2">18</text:span><text:span text:style-name="T1">,</text:span><text:span text:style-name="T2">1</text:span><text:span text:style-name="T1"> <text:s/>= </text:span><text:span text:style-name="T8">1</text:span><text:span text:style-name="T9">7</text:span><text:span text:style-name="T8">.</text:span><text:span text:style-name="T9">748</text:span><text:span text:style-name="T1"> Rechenoperationen pro Sekunde 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Durchlauf <text:span text:style-name="T13">2</text:span></text:p>
      <text:p text:style-name="P12">Maximum prime number checked in CPU test: 20000</text:p>
      <text:p text:style-name="P12"/>
      <text:p text:style-name="P12"/>
      <text:p text:style-name="P12">Test execution summary:</text:p>
      <text:p text:style-name="P12"><text:s text:c="4"/><text:span text:style-name="T7">total time: <text:s text:c="25"/>17.0269s</text:span></text:p>
      <text:p text:style-name="P12"><text:s text:c="4"/>total number of events: <text:s text:c="13"/>10000</text:p>
      <text:p text:style-name="P12"><text:s text:c="4"/>total time taken by event execution: 17.0198</text:p>
      <text:p text:style-name="P12"><text:s text:c="4"/>per-request statistics:</text:p>
      <text:p text:style-name="P12"><text:s text:c="9"/>min: <text:s text:c="33"/>1.42ms</text:p>
      <text:p text:style-name="P12"><text:s text:c="9"/>avg: <text:s text:c="33"/>1.70ms</text:p>
      <text:p text:style-name="P12"><text:s text:c="9"/>max: <text:s text:c="32"/>26.22ms</text:p>
      <text:p text:style-name="P12"><text:s text:c="9"/>approx. <text:s/>95 percentile: <text:s text:c="14"/>2.06ms</text:p>
      <text:p text:style-name="P12"/>
      <text:p text:style-name="P12">Threads fairness:</text:p>
      <text:p text:style-name="P12"><text:s text:c="4"/>events (avg/stddev): <text:s text:c="10"/>10000.0000/0.00</text:p>
      <text:p text:style-name="P12"><text:s text:c="4"/>execution time (avg/stddev): <text:s text:c="2"/>17.0198/0.00</text:p>
      <text:p text:style-name="P12"/>
      <text:p text:style-name="P12">sysbench 0.4.12: <text:s/>multi-threaded system evaluation benchmark</text:p>
      <text:p text:style-name="P12"/>
      <text:p text:style-name="P14">Ergebnis: 321.238 / <text:span text:style-name="T14">17</text:span> <text:s/>= <text:span text:style-name="T7">1</text:span><text:span text:style-name="T10">8</text:span><text:span text:style-name="T7">.</text:span><text:span text:style-name="T10">896</text:span> Rechenoperationen pro Sekunde </text:p>
      <text:p text:style-name="P8"/>
      <text:p text:style-name="P2"/>
      <text:p text:style-name="P26">Durchlauf <text:span text:style-name="T13">3</text:span></text:p>
      <text:p text:style-name="P12">Maximum prime number checked in CPU test: 20000</text:p>
      <text:p text:style-name="P12"/>
      <text:p text:style-name="P12"/>
      <text:p text:style-name="P12">Test execution summary:</text:p>
      <text:p text:style-name="P12"><text:s text:c="4"/><text:span text:style-name="T7">total time: <text:s text:c="25"/>17.0718s</text:span></text:p>
      <text:p text:style-name="P12"><text:s text:c="4"/>total number of events: <text:s text:c="13"/>10000</text:p>
      <text:p text:style-name="P12"><text:s text:c="4"/>total time taken by event execution: 17.0655</text:p>
      <text:p text:style-name="P12"><text:s text:c="4"/>per-request statistics:</text:p>
      <text:p text:style-name="P12"><text:s text:c="9"/>min: <text:s text:c="33"/>1.41ms</text:p>
      <text:p text:style-name="P12"><text:s text:c="9"/>avg: <text:s text:c="33"/>1.71ms</text:p>
      <text:p text:style-name="P12"><text:s text:c="9"/>max: <text:s text:c="32"/>32.19ms</text:p>
      <text:p text:style-name="P12"><text:s text:c="9"/>approx. <text:s/>95 percentile: <text:s text:c="14"/>2.08ms</text:p>
      <text:p text:style-name="P12"/>
      <text:p text:style-name="P12">Threads fairness:</text:p>
      <text:p text:style-name="P12"><text:s text:c="4"/>events (avg/stddev): <text:s text:c="10"/>10000.0000/0.00</text:p>
      <text:p text:style-name="P12"><text:s text:c="4"/>execution time (avg/stddev): <text:s text:c="2"/>17.0655/0.00</text:p>
      <text:p text:style-name="P12"/>
      <text:p text:style-name="P14">Ergebnis: 321.238 / <text:span text:style-name="T14">17</text:span>,<text:span text:style-name="T14">1</text:span> <text:s/>= <text:span text:style-name="T7">1</text:span><text:span text:style-name="T10">8</text:span><text:span text:style-name="T7">.</text:span><text:span text:style-name="T10">786 </text:span>Rechenoperationen pro Sekunde </text:p>
      <text:p text:style-name="P14"/>
      <text:p text:style-name="P14"><text:span text:style-name="T14">Durchschnittlich</text:span>: <text:s/>1<text:span text:style-name="T14">7</text:span>.<text:span text:style-name="T14">748</text:span> <text:span text:style-name="T14">+</text:span> 1<text:span text:style-name="T14">8</text:span>.<text:span text:style-name="T14">896</text:span> <text:span text:style-name="T14">+</text:span> 1<text:span text:style-name="T14">8</text:span>.<text:span text:style-name="T14">786</text:span> = <text:span text:style-name="T7">1</text:span><text:span text:style-name="T10">8</text:span><text:span text:style-name="T7">.</text:span><text:span text:style-name="T10">476</text:span> Rechenoperationen pro Sekunde </text:p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Firecracker-Container</text:p>
      <text:p text:style-name="P1"><text:span text:style-name="T1">Startzeit Test von Container:</text:span> </text:p>
      <text:p text:style-name="P7">Durchlauf 1</text:p>
      <text:p text:style-name="P5">real<text:tab/>0m7,940s</text:p>
      <text:p text:style-name="P5">user<text:tab/>0m0,096s</text:p>
      <text:p text:style-name="P5">sys<text:tab/>0m0,034s</text:p>
      <text:p text:style-name="P1"/>
      <text:p text:style-name="P7">Durchlauf 2</text:p>
      <text:p text:style-name="P7">real<text:tab/>0m8,071s</text:p>
      <text:p text:style-name="P7">user<text:tab/>0m0,123s</text:p>
      <text:p text:style-name="P7">sys<text:tab/>0m0,023s</text:p>
      <text:p text:style-name="P7"/>
      <text:p text:style-name="P7">Durchlauf 3</text:p>
      <text:p text:style-name="P7">real<text:tab/>0m8,192s</text:p>
      <text:p text:style-name="P7">user<text:tab/>0m0,108s</text:p>
      <text:p text:style-name="P7">sys<text:tab/>0m0,034s</text:p>
      <text:p text:style-name="P7"/>
      <text:p text:style-name="P7">Durchlauf 4</text:p>
      <text:p text:style-name="P7">real<text:tab/>0m8,159s</text:p>
      <text:p text:style-name="P7">user<text:tab/>0m0,145s</text:p>
      <text:p text:style-name="P7">sys<text:tab/>0m0,023s</text:p>
      <text:p text:style-name="P3"/>
      <text:p text:style-name="P4"><text:span text:style-name="T1">CPU-Benchmark Primzahltest</text:span></text:p>
      <text:p text:style-name="P4"><text:span text:style-name="T1"/></text:p>
      <text:p text:style-name="P33"><text:span text:style-name="T1">Durchlauf 1</text:span></text:p>
      <text:p text:style-name="P11"><text:span text:style-name="T1">Maximum prime number checked in CPU test: 20000</text:span></text:p>
      <text:p text:style-name="P11"><text:span text:style-name="T1"/></text:p>
      <text:p text:style-name="P11"><text:span text:style-name="T1"/></text:p>
      <text:p text:style-name="P11"><text:span text:style-name="T1">Test execution summary:</text:span></text:p>
      <text:p text:style-name="P11"><text:span text:style-name="T1"><text:s text:c="4"/></text:span><text:span text:style-name="T8">total time: <text:s text:c="25"/>17.5605s</text:span></text:p>
      <text:p text:style-name="P11"><text:span text:style-name="T1"><text:s text:c="4"/>total number of events: <text:s text:c="13"/>10000</text:span></text:p>
      <text:p text:style-name="P11"><text:span text:style-name="T1"><text:s text:c="4"/>total time taken by event execution: 17.5561</text:span></text:p>
      <text:p text:style-name="P11"><text:span text:style-name="T1"><text:s text:c="4"/>per-request statistics:</text:span></text:p>
      <text:p text:style-name="P11"><text:span text:style-name="T1"><text:s text:c="9"/>min: <text:s text:c="33"/>1.41ms</text:span></text:p>
      <text:p text:style-name="P11"><text:span text:style-name="T1"><text:s text:c="9"/>avg: <text:s text:c="33"/>1.76ms</text:span></text:p>
      <text:p text:style-name="P11"><text:span text:style-name="T1"><text:s text:c="9"/>max: <text:s text:c="32"/>17.52ms</text:span></text:p>
      <text:p text:style-name="P11"><text:span text:style-name="T1"><text:s text:c="9"/>approx. <text:s/>95 percentile: <text:s text:c="14"/>2.14ms</text:span></text:p>
      <text:p text:style-name="P11"><text:span text:style-name="T1"/></text:p>
      <text:p text:style-name="P11"><text:span text:style-name="T1">Threads fairness:</text:span></text:p>
      <text:p text:style-name="P11"><text:span text:style-name="T1"><text:s text:c="4"/>events (avg/stddev): <text:s text:c="10"/>10000.0000/0.00</text:span></text:p>
      <text:p text:style-name="P11"><text:span text:style-name="T1"><text:s text:c="4"/>execution time (avg/stddev): <text:s text:c="2"/>17.5561/0.00</text:span></text:p>
      <text:p text:style-name="P11"><text:span text:style-name="T1"/></text:p>
      <text:p text:style-name="P11"><text:span text:style-name="T1"/></text:p>
      <text:p text:style-name="P15"><text:span text:style-name="T1">Ergebnis: 321.238 / </text:span><text:span text:style-name="T14">17</text:span><text:span text:style-name="T1">,</text:span><text:span text:style-name="T15">6</text:span><text:span text:style-name="T1"> <text:s/>= </text:span><text:span text:style-name="T7">1</text:span><text:span text:style-name="T10">8</text:span><text:span text:style-name="T7">.</text:span><text:span text:style-name="T11">252</text:span><text:span text:style-name="T10"> </text:span><text:span text:style-name="T1">Rechenoperationen pro Sekunde 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33"><text:span text:style-name="T1">Durchlauf 2</text:span></text:p>
      <text:p text:style-name="P11"><text:span text:style-name="T1">Maximum prime number checked in CPU test: 20000</text:span></text:p>
      <text:p text:style-name="P11"><text:span text:style-name="T1"/></text:p>
      <text:p text:style-name="P11"><text:span text:style-name="T1"/></text:p>
      <text:p text:style-name="P11"><text:span text:style-name="T1">Test execution summary:</text:span></text:p>
      <text:p text:style-name="P20"><text:span text:style-name="T1"><text:s text:c="4"/>total time: <text:s text:c="25"/>21.3114s</text:span></text:p>
      <text:p text:style-name="P11"><text:span text:style-name="T1"><text:s text:c="4"/>total number of events: <text:s text:c="13"/>10000</text:span></text:p>
      <text:p text:style-name="P11"><text:span text:style-name="T1"><text:s text:c="4"/>total time taken by event execution: 21.3032</text:span></text:p>
      <text:p text:style-name="P11"><text:span text:style-name="T1"><text:s text:c="4"/>per-request statistics:</text:span></text:p>
      <text:p text:style-name="P11"><text:span text:style-name="T1"><text:s text:c="9"/>min: <text:s text:c="33"/>1.41ms</text:span></text:p>
      <text:p text:style-name="P11"><text:span text:style-name="T1"><text:s text:c="9"/>avg: <text:s text:c="33"/>2.13ms</text:span></text:p>
      <text:p text:style-name="P11"><text:span text:style-name="T1"><text:s text:c="9"/>max: <text:s text:c="32"/>27.91ms</text:span></text:p>
      <text:p text:style-name="P11"><text:span text:style-name="T1"><text:s text:c="9"/>approx. <text:s/>95 percentile: <text:s text:c="14"/>5.23ms</text:span></text:p>
      <text:p text:style-name="P11"><text:span text:style-name="T1"/></text:p>
      <text:p text:style-name="P11"><text:span text:style-name="T1">Threads fairness:</text:span></text:p>
      <text:p text:style-name="P11"><text:span text:style-name="T1"><text:s text:c="4"/>events (avg/stddev): <text:s text:c="10"/>10000.0000/0.00</text:span></text:p>
      <text:p text:style-name="P11"><text:span text:style-name="T1"><text:s text:c="4"/>execution time (avg/stddev): <text:s text:c="2"/>21.3032/0.00</text:span></text:p>
      <text:p text:style-name="P11"><text:span text:style-name="T1"/></text:p>
      <text:p text:style-name="P11"><text:span text:style-name="T1"/></text:p>
      <text:p text:style-name="P15"><text:span text:style-name="T1">Ergebnis: 321.238 / </text:span><text:span text:style-name="T15">21,3</text:span><text:span text:style-name="T1"> <text:s/>= </text:span><text:span text:style-name="T7">1</text:span><text:span text:style-name="T11">5</text:span><text:span text:style-name="T7">.</text:span><text:span text:style-name="T11">082</text:span><text:span text:style-name="T10"> </text:span><text:span text:style-name="T1">Rechenoperationen pro Sekunde </text:span></text:p>
      <text:p text:style-name="P11"><text:span text:style-name="T1"/></text:p>
      <text:p text:style-name="P11"><text:span text:style-name="T1"/></text:p>
      <text:p text:style-name="P33"><text:span text:style-name="T1">Durchlauf 3</text:span></text:p>
      <text:p text:style-name="P11"><text:span text:style-name="T1">Maximum prime number checked in CPU test: 20000</text:span></text:p>
      <text:p text:style-name="P11"><text:span text:style-name="T1"/></text:p>
      <text:p text:style-name="P11"><text:span text:style-name="T1"/></text:p>
      <text:p text:style-name="P11"><text:span text:style-name="T1">Test execution summary:</text:span></text:p>
      <text:p text:style-name="P11"><text:span text:style-name="T1"><text:s text:c="4"/></text:span><text:span text:style-name="T8">total time: <text:s text:c="25"/>21.4467s</text:span></text:p>
      <text:p text:style-name="P11"><text:span text:style-name="T1"><text:s text:c="4"/>total number of events: <text:s text:c="13"/>10000</text:span></text:p>
      <text:p text:style-name="P11"><text:span text:style-name="T1"><text:s text:c="4"/>total time taken by event execution: 21.4394</text:span></text:p>
      <text:p text:style-name="P11"><text:span text:style-name="T1"><text:s text:c="4"/>per-request statistics:</text:span></text:p>
      <text:p text:style-name="P11"><text:span text:style-name="T1"><text:s text:c="9"/>min: <text:s text:c="33"/>1.41ms</text:span></text:p>
      <text:p text:style-name="P11"><text:span text:style-name="T1"><text:s text:c="9"/>avg: <text:s text:c="33"/>2.14ms</text:span></text:p>
      <text:p text:style-name="P11"><text:span text:style-name="T1"><text:s text:c="9"/>max: <text:s text:c="32"/>23.73ms</text:span></text:p>
      <text:p text:style-name="P11"><text:span text:style-name="T1"><text:s text:c="9"/>approx. <text:s/>95 percentile: <text:s text:c="14"/>4.99ms</text:span></text:p>
      <text:p text:style-name="P11"><text:span text:style-name="T1"/></text:p>
      <text:p text:style-name="P11"><text:span text:style-name="T1">Threads fairness:</text:span></text:p>
      <text:p text:style-name="P11"><text:span text:style-name="T1"><text:s text:c="4"/>events (avg/stddev): <text:s text:c="10"/>10000.0000/0.00</text:span></text:p>
      <text:p text:style-name="P11"><text:span text:style-name="T1"><text:s text:c="4"/>execution time (avg/stddev): <text:s text:c="2"/>21.4394/0.00</text:span></text:p>
      <text:p text:style-name="P11"><text:span text:style-name="T1"/></text:p>
      <text:p text:style-name="P15">Ergebnis: 321.238 / <text:span text:style-name="T15">21</text:span>,<text:span text:style-name="T15">4</text:span> <text:s/>= <text:span text:style-name="T7">1</text:span><text:span text:style-name="T11">5</text:span><text:span text:style-name="T7">.</text:span><text:span text:style-name="T11">011</text:span><text:span text:style-name="T10"> </text:span>Rechenoperationen pro Sekunde </text:p>
      <text:p text:style-name="P15"><text:span text:style-name="T1"/></text:p>
      <text:p text:style-name="P16"><text:span text:style-name="T14">Durchschnittlich</text:span>: <text:s/>1<text:span text:style-name="T14">8</text:span>.<text:span text:style-name="T16">252 +</text:span> 1<text:span text:style-name="T16">5</text:span>.<text:span text:style-name="T16">082</text:span> <text:span text:style-name="T14">+</text:span> 1<text:span text:style-name="T16">5</text:span>.<text:span text:style-name="T16">011</text:span>= <text:span text:style-name="T7">1</text:span><text:span text:style-name="T11">6</text:span><text:span text:style-name="T7">.</text:span><text:span text:style-name="T11">115 </text:span>Rechenoperationen pro Sekunde </text:p>
      <text:p text:style-name="P16"/>
      <text:p text:style-name="P16"/>
      <text:p text:style-name="P16"/>
      <text:p text:style-name="P16"/>
      <text:p text:style-name="P16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8:07:59.246314512</meta:creation-date>
    <dc:date>2020-07-12T20:11:26.258735893</dc:date>
    <meta:editing-duration>PT47S</meta:editing-duration>
    <meta:editing-cycles>1</meta:editing-cycles>
    <meta:document-statistic meta:table-count="0" meta:image-count="0" meta:object-count="0" meta:page-count="7" meta:paragraph-count="206" meta:word-count="707" meta:character-count="7151" meta:non-whitespace-character-count="4611"/>
    <meta:generator>LibreOffice/6.0.7.3$Linux_X86_64 LibreOffice_project/00m0$Build-3</meta:generator>
  </office:meta>
</office:document-meta>
</file>